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03ff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officeooo:paragraph-rsid="000645a6"/>
    </style:style>
    <style:style style:name="P8" style:family="paragraph" style:parent-style-name="Standard">
      <style:paragraph-properties fo:text-align="start" style:justify-single-word="false"/>
      <style:text-properties officeooo:rsid="000ff0dc" officeooo:paragraph-rsid="000ff0dc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e8a29" officeooo:paragraph-rsid="0008aa6f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e8a29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a532d"/>
    </style:style>
    <style:style style:name="P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18d302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79538" officeooo:paragraph-rsid="00179538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3a51" officeooo:paragraph-rsid="00183a51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8d302"/>
    </style:style>
    <style:style style:name="P20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18d302"/>
    </style:style>
    <style:style style:name="T1" style:family="text">
      <style:text-properties style:font-name="Open Sans" fo:font-size="10pt" officeooo:rsid="000645a6" style:font-size-asian="10pt" style:font-size-complex="10pt"/>
    </style:style>
    <style:style style:name="T2" style:family="text">
      <style:text-properties style:font-name="Open Sans" fo:font-size="10pt" officeooo:rsid="000a22cf" style:font-size-asian="10pt" style:font-size-complex="10pt"/>
    </style:style>
    <style:style style:name="T3" style:family="text">
      <style:text-properties style:font-name="Open Sans" fo:font-size="10pt" officeooo:rsid="00103ff8" style:font-size-asian="10pt" style:font-size-complex="10pt"/>
    </style:style>
    <style:style style:name="T4" style:family="text">
      <style:text-properties style:font-name="Open Sans" fo:font-size="10pt" style:text-underline-style="none" style:font-size-asian="10pt" style:font-size-complex="10pt"/>
    </style:style>
    <style:style style:name="T5" style:family="text">
      <style:text-properties style:font-name="Open Sans" fo:font-size="10pt" style:text-underline-style="none" officeooo:rsid="000e8a29" style:font-size-asian="10pt" style:font-size-complex="10pt"/>
    </style:style>
    <style:style style:name="T6" style:family="text">
      <style:text-properties style:font-name="Open Sans" fo:font-size="10pt" style:text-underline-style="none" officeooo:rsid="000645a6" style:font-size-asian="10pt" style:font-size-complex="10pt"/>
    </style:style>
    <style:style style:name="T7" style:family="text">
      <style:text-properties style:font-name="Open Sans" fo:font-size="10pt" style:text-underline-style="none" officeooo:rsid="000a532d" style:font-size-asian="10pt" style:font-size-complex="10pt"/>
    </style:style>
    <style:style style:name="T8" style:family="text">
      <style:text-properties style:font-name="Open Sans" fo:font-size="10pt" style:text-underline-style="none" officeooo:rsid="00103ff8" style:font-size-asian="10pt" style:font-size-complex="10pt"/>
    </style:style>
    <style:style style:name="T9" style:family="text">
      <style:text-properties style:font-name="Open Sans" fo:font-size="10pt" style:text-underline-style="none" officeooo:rsid="001181a7" style:font-size-asian="10pt" style:font-size-complex="10pt"/>
    </style:style>
    <style:style style:name="T10" style:family="text">
      <style:text-properties style:font-name="Open Sans" fo:font-size="10pt" style:text-underline-style="none" officeooo:rsid="0013fb44" style:font-size-asian="10pt" style:font-size-complex="10pt"/>
    </style:style>
    <style:style style:name="T11" style:family="text">
      <style:text-properties style:font-name="Open Sans" fo:font-size="10pt" style:text-underline-style="none" officeooo:rsid="0015314e" style:font-size-asian="10pt" style:font-size-complex="10pt"/>
    </style:style>
    <style:style style:name="T12" style:family="text">
      <style:text-properties style:font-name="Open Sans" fo:font-size="10pt" style:text-underline-style="none" officeooo:rsid="0018d302" style:font-size-asian="10pt" style:font-size-complex="10pt"/>
    </style:style>
    <style:style style:name="T13" style:family="text">
      <style:text-properties officeooo:rsid="0008aa6f"/>
    </style:style>
    <style:style style:name="T14" style:family="text">
      <style:text-properties officeooo:rsid="000a22cf"/>
    </style:style>
    <style:style style:name="T15" style:family="text">
      <style:text-properties officeooo:rsid="000ccd8f"/>
    </style:style>
    <style:style style:name="T16" style:family="text">
      <style:text-properties officeooo:rsid="000e8a29"/>
    </style:style>
    <style:style style:name="T17" style:family="text">
      <style:text-properties officeooo:rsid="0011f788"/>
    </style:style>
    <style:style style:name="T18" style:family="text">
      <style:text-properties officeooo:rsid="001324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8">2.3</text:span></text:p>
      <text:p text:style-name="P1"/>
      <text:p text:style-name="P1">Nom : <text:span text:style-name="T14">Annuler une commande</text:span></text:p>
      <text:p text:style-name="P1"/>
      <text:p text:style-name="P2">Acteur(s) : <text:span text:style-name="T14">Directeurs / Managers / Pizzaïolos / Caissiers / Livreurs / Clients</text:span></text:p>
      <text:p text:style-name="P1"/>
      <text:p text:style-name="P7"><text:span text:style-name="T1">Description : </text:span><text:span text:style-name="T2">L’utilisateur doit pouvoir annuler une commande</text:span></text:p>
      <text:p text:style-name="P1"/>
      <text:p text:style-name="P1">Auteur : <text:span text:style-name="T17">Damien Ramelet</text:span></text:p>
      <text:p text:style-name="P1"/>
      <text:p text:style-name="P1">Date : <text:span text:style-name="T15">28/05/2020</text:span></text:p>
      <text:p text:style-name="P1"/>
      <text:p text:style-name="P7"><text:span text:style-name="T1">Pré-conditions : </text:span><text:span text:style-name="T3">Au moins une commande doit être à l’état « En cours »</text:span></text:p>
      <text:p text:style-name="P1"/>
      <text:p text:style-name="P1">Démarrage : <text:span text:style-name="T14">L’utilisateur a demandé la page « Annulation d’une commande »</text:span></text:p>
      <text:p text:style-name="P1"/>
      <text:p text:style-name="P3">Scénario nominal :</text:p>
      <text:list xml:id="list1860353269" text:style-name="L1">
        <text:list-item>
          <text:p text:style-name="P13"><text:span text:style-name="T7">Le syst</text:span><text:span text:style-name="T5">ème affiche </text:span><text:span text:style-name="T9">à l’utilisateur </text:span><text:span text:style-name="T10">connecté</text:span><text:span text:style-name="T5"> l</text:span><text:span text:style-name="T8">a </text:span><text:span text:style-name="T9">liste des commandes qu’il est en mesure d’annuler</text:span></text:p>
        </text:list-item>
        <text:list-item>
          <text:p text:style-name="P15">L’utilisateur indique la commande à annuler</text:p>
        </text:list-item>
        <text:list-item>
          <text:p text:style-name="P15">Le système vérifie que la commande n’est pas encore en préparation</text:p>
        </text:list-item>
        <text:list-item>
          <text:p text:style-name="P15">Le système affiche un message de confirmation à l’utilisateur</text:p>
        </text:list-item>
        <text:list-item>
          <text:p text:style-name="P15">L’utilisateur confirme l’annulation</text:p>
        </text:list-item>
        <text:list-item>
          <text:p text:style-name="P16">Le système vérifie si la commande a été réglée</text:p>
        </text:list-item>
        <text:list-item>
          <text:p text:style-name="P16">Le système effectue le remboursement via le système bancaire</text:p>
        </text:list-item>
        <text:list-item>
          <text:p text:style-name="P16">Le système affiche un message de confirmation de remboursement</text:p>
        </text:list-item>
      </text:list>
      <text:p text:style-name="P3"/>
      <text:p text:style-name="P3">Scénario <text:span text:style-name="T13">alternatif :</text:span></text:p>
      <text:p text:style-name="P11"><text:span text:style-name="T5">1a. Le système demande à l’utilisateur non c</text:span><text:span text:style-name="T11">onnecté</text:span><text:span text:style-name="T5"> d’indiquer le numéro de commande à annuler.</text:span></text:p>
      <text:p text:style-name="P12">2a. L’utilisateur n’indique aucune commande à annuler et quitte la page. Fin du scénario.</text:p>
      <text:p text:style-name="P12">5a. L’utilisateur ne confirme pas et quitte la page. Fin du scénario.</text:p>
      <text:p text:style-name="P18">6a. La commande n’a pas été réglée. Le système affiche un message de confirmation d’annulation. Fin du scénario.</text:p>
      <text:p text:style-name="P3"/>
      <text:p text:style-name="P4">Scénario d’erreur :</text:p>
      <text:p text:style-name="P10">3a. La commande est déjà passée en préparation. Il n’est plus possible de l’annuler. Le système affiche un message d’erreur. Retour à l’étape 1.</text:p>
      <text:p text:style-name="P5"/>
      <text:p text:style-name="P3">Fin :</text:p>
      <text:p text:style-name="P9">Scénario nominal : <text:span text:style-name="T16">L’utilisateur a confirmé l’annulation de la commande réglée et est remboursé.</text:span></text:p>
      <text:p text:style-name="P19"><text:span text:style-name="T6">S</text:span><text:span text:style-name="T5">cénario alternatif :</text:span></text:p>
      <text:list xml:id="list1779979038" text:style-name="L4">
        <text:list-item>
          <text:p text:style-name="P20"><text:span text:style-name="T5">L’</text:span><text:span text:style-name="T12">utilisateur a confirmé l’annulation de la commande non réglée.</text:span></text:p>
        </text:list-item>
        <text:list-item>
          <text:p text:style-name="P14"><text:span text:style-name="T5">L’utilisateur quitte la page sans indiquer de commande à annuler, ou sans confirmer.</text:span></text:p>
        </text:list-item>
      </text:list>
      <text:p text:style-name="P6"/>
      <text:p text:style-name="P8"><text:span text:style-name="T5">P</text:span><text:span text:style-name="T4">ost-conditions : La commande est passée à l’état « Annulée »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0:59:09.820000000</meta:creation-date>
    <meta:editing-duration>PT8M18S</meta:editing-duration>
    <meta:editing-cycles>8</meta:editing-cycles>
    <meta:generator>LibreOffice/6.3.1.2$Windows_X86_64 LibreOffice_project/b79626edf0065ac373bd1df5c28bd630b4424273</meta:generator>
    <dc:date>2020-06-02T23:16:18.944000000</dc:date>
    <meta:document-statistic meta:table-count="0" meta:image-count="0" meta:object-count="0" meta:page-count="1" meta:paragraph-count="30" meta:word-count="287" meta:character-count="1746" meta:non-whitespace-character-count="1499"/>
  </office:meta>
</office:document-meta>
</file>